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832cm"/>
    </style:style>
    <style:style style:name="Tabla1.B" style:family="table-column">
      <style:table-column-properties style:column-width="0.836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FreeSans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del recibidor</text:p>
      <text:p text:style-name="P10"/>
      <text:p text:style-name="P12">Nombre y apellidos:_____________________________________________________________________</text:p>
      <text:p text:style-name="P12">DNI:____________________________________<text:tab/>Fecha de nacimiento:_______________________</text:p>
      <text:p text:style-name="P10"/>
      <text:list xml:id="list14150441641" text:style-name="L1">
        <text:list-item>
          <text:p text:style-name="P11"><text:span text:style-name="T2">Valoraciones:</text:span> '1' sería la peor nota en cuanto a las expectativas del usuario para con esta regla y '5' la mejor nota.</text:p>
        </text:list-item>
        <text:list-item>
          <text:p text:style-name="P11">Escriba en '<text:span text:style-name="T2">Comentario'</text:span> observaciones (si las hubiese) acerca del cumplimiento de esta regla.</text:p>
        </text:list-item>
      </text:list>
      <text:p text:style-name="P10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9">Regla heurística <text:span text:style-name="T1">(Reglas heurísticas de usabilidad – Nielsen, 94)</text:span>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4</text:p>
          </table:table-cell>
          <table:table-cell table:style-name="Tabla1.F1" office:value-type="string">
            <text:p text:style-name="P9">5</text:p>
          </table:table-cell>
        </table:table-row>
        <table:table-row>
          <table:table-cell table:style-name="Tabla1.A20" office:value-type="string">
            <text:p text:style-name="P6"><text:span text:style-name="T2">1. </text:span><text:span text:style-name="T3">Visibilidad del estado del sistema</text:span>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3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2.</text:span> Adecuación entre el sistema y el mundo real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5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3.</text:span> Control y libertad para el usuario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7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4.</text:span> Consistencia y uso de estándares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9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5.</text:span> Prevención de errores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11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6.</text:span> Reconocer es mejor que recordar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13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7.</text:span> Flexibilidad y eficiencia de uso</text:p>
          </table:table-cell>
          <table:table-cell table:style-name="Tabla1.B20" office:value-type="string">
            <text:p text:style-name="P7"/>
          </table:table-cell>
          <table:table-cell table:style-name="Tabla1.C14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4" office:value-type="string">
            <text:p text:style-name="P7"/>
          </table:table-cell>
        </table:table-row>
        <table:table-row>
          <table:table-cell table:style-name="Tabla1.A15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8.</text:span> Diálogos estéticos y diseño minimalista</text:p>
          </table:table-cell>
          <table:table-cell table:style-name="Tabla1.B20" office:value-type="string">
            <text:p text:style-name="P7"/>
          </table:table-cell>
          <table:table-cell table:style-name="Tabla1.C16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6" office:value-type="string">
            <text:p text:style-name="P7"/>
          </table:table-cell>
        </table:table-row>
        <table:table-row>
          <table:table-cell table:style-name="Tabla1.A17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9.</text:span> Ayuda a los usuarios a reconocer, diagnosticar y recuperarse de los errores</text:p>
          </table:table-cell>
          <table:table-cell table:style-name="Tabla1.B20" office:value-type="string">
            <text:p text:style-name="P7"/>
          </table:table-cell>
          <table:table-cell table:style-name="Tabla1.C18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8" office:value-type="string">
            <text:p text:style-name="P7"/>
          </table:table-cell>
        </table:table-row>
        <table:table-row>
          <table:table-cell table:style-name="Tabla1.A19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10.</text:span> Ayuda y documentación</text:p>
          </table:table-cell>
          <table:table-cell table:style-name="Tabla1.B20" office:value-type="string">
            <text:p text:style-name="P7"/>
          </table:table-cell>
          <table:table-cell table:style-name="Tabla1.C20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20" office:value-type="string">
            <text:p text:style-name="P7"/>
          </table:table-cell>
        </table:table-row>
        <table:table-row>
          <table:table-cell table:style-name="Tabla1.A21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4">En ___________________________ a ____ de ________________ de 201__</text:p>
      <text:p text:style-name="P4"/>
      <text:p text:style-name="P4"/>
      <text:p text:style-name="P4"/>
      <text:p text:style-name="P4"/>
      <text:p text:style-name="P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746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47cm" fo:margin-left="0cm" fo:margin-right="0cm" fo:margin-bottom="0.499cm"/>
      </style:header-style>
      <style:footer-style>
        <style:header-footer-properties svg:height="0.86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8:23:41</meta:creation-date>
    <dc:date>2012-06-26T18:58:57</dc:date>
    <dc:creator>Sergio </dc:creator>
    <meta:editing-duration>PT8M8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1" meta:paragraph-count="35" meta:word-count="178" meta:character-count="1293" meta:non-whitespace-character-count="1151"/>
  </office:meta>
</office:document-meta>
</file>